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9197f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6a2b0"/>
    </style:style>
    <style:style style:name="P4" style:family="paragraph" style:parent-style-name="Standard">
      <style:text-properties style:font-name="BetecknaLowerCase1" officeooo:rsid="001290e9" officeooo:paragraph-rsid="0036a2b0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4.2cm"/>
      <style:text-properties style:font-name="FreeSans1" officeooo:rsid="0015d803" officeooo:paragraph-rsid="0029197f"/>
    </style:style>
    <style:style style:name="P8" style:family="paragraph" style:parent-style-name="Standard">
      <style:paragraph-properties fo:line-height="1.75cm"/>
      <style:text-properties style:font-name="FreeSans1" officeooo:rsid="0015d803" officeooo:paragraph-rsid="0029197f"/>
    </style:style>
    <style:style style:name="P9" style:family="paragraph" style:parent-style-name="Standard">
      <style:text-properties style:font-name="FreeSans1" officeooo:rsid="002288c4" officeooo:paragraph-rsid="00350309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7296a" style:font-size-asian="6pt" style:font-size-complex="6pt"/>
    </style:style>
    <style:style style:name="P13" style:family="paragraph">
      <style:text-properties style:font-name="Tuffy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2ab298" style:font-name-asian="Droid Sans Fallback" style:font-name-complex="FreeSans2"/>
    </style:style>
    <style:style style:name="T6" style:family="text">
      <style:text-properties fo:font-size="48pt" officeooo:rsid="0029197f" style:font-size-asian="48pt" style:font-size-complex="48pt"/>
    </style:style>
    <style:style style:name="T7" style:family="text">
      <style:text-properties officeooo:rsid="001dbe5e"/>
    </style:style>
    <style:style style:name="T8" style:family="text">
      <style:text-properties officeooo:rsid="0015d803"/>
    </style:style>
    <style:style style:name="T9" style:family="text">
      <style:text-properties officeooo:rsid="0029197f"/>
    </style:style>
    <style:style style:name="T10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11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2" style:family="text">
      <style:text-properties fo:font-size="12pt" officeooo:rsid="003050a8" style:font-name-asian="Droid Sans Fallback" style:font-size-asian="12pt" style:font-name-complex="FreeSans2" style:font-size-complex="12pt"/>
    </style:style>
    <style:style style:name="T13" style:family="text">
      <style:text-properties fo:font-size="12pt" officeooo:rsid="00350309" style:font-name-asian="Droid Sans Fallback" style:font-size-asian="12pt" style:font-name-complex="FreeSans2" style:font-size-complex="12pt"/>
    </style:style>
    <style:style style:name="T14" style:family="text">
      <style:text-properties officeooo:rsid="001f5956"/>
    </style:style>
    <style:style style:name="T15" style:family="text">
      <style:text-properties style:font-name="Tuffy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427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259cm" svg:height="5.813cm" svg:x="14.75cm" svg:y="1.727cm">
        <draw:text-box>
          <text:p><text:span text:style-name="T15">G</text:span></text:p>
        </draw:text-box>
      </draw:frame>
      <draw:frame text:anchor-type="page" text:anchor-page-number="1" draw:z-index="1" draw:style-name="gr2" draw:text-style-name="P14" svg:width="0.237cm" svg:height="0.579cm" svg:x="15.609cm" svg:y="2.547cm">
        <draw:text-box>
          <text:p><text:span text:style-name="T16">1</text:span></text:p>
        </draw:text-box>
      </draw:frame>
      <draw:path text:anchor-type="page" text:anchor-page-number="1" draw:z-index="2" draw:style-name="gr3" draw:text-style-name="P15" svg:width="2.45cm" svg:height="1.495cm" draw:transform="rotate (-3.14159265358979) translate (18.0597871471693cm 6.005839905006cm)" svg:viewBox="0 0 2451 1496" svg:d="M2451 1496c-55-2131-2595-1824-2445-92">
        <text:p/>
      </draw:path>
      <draw:line text:anchor-type="page" text:anchor-page-number="1" draw:z-index="3" draw:style-name="gr4" draw:text-style-name="P16" svg:x1="17.877cm" svg:y1="4.348cm" svg:x2="16.836cm" svg:y2="4.348cm">
        <text:p/>
      </draw:line>
      <draw:frame text:anchor-type="page" text:anchor-page-number="1" draw:z-index="4" draw:style-name="gr2" draw:text-style-name="P14" svg:width="0.237cm" svg:height="0.579cm" svg:x="16.896cm" svg:y="3.612cm">
        <draw:text-box>
          <text:p><text:span text:style-name="T16">2</text:span></text:p>
        </draw:text-box>
      </draw:frame>
      <draw:path text:anchor-type="page" text:anchor-page-number="1" draw:z-index="5" draw:style-name="gr5" draw:text-style-name="P15" svg:width="2.194cm" svg:height="1.64cm" draw:transform="rotate (-3.14159265358979) translate (17.8029305555556cm 4.51026388888889cm)" svg:viewBox="0 0 2195 1641" svg:d="M2193 0c67 1817-1741 2057-2193 1057">
        <text:p/>
      </draw:path>
      <text:p text:style-name="P10">LATIN CAPITAL LETTER <text:span text:style-name="T9">G</text:span></text:p>
      <text:p text:style-name="P11">Das große <text:span text:style-name="T9">Ge</text:span></text:p>
      <text:p text:style-name="P6"/>
      <text:p text:style-name="P9"><text:span text:style-name="T9">Genehmigung </text:span><text:span text:style-name="T2">•</text:span><text:span text:style-name="T4"> </text:span><text:span text:style-name="T5">Gespräch</text:span><text:span text:style-name="T8"> </text:span><text:span text:style-name="T2">•</text:span><text:span text:style-name="T4"> </text:span><text:span text:style-name="T5">Geld</text:span><text:span text:style-name="T10"> </text:span><text:span text:style-name="T3">•</text:span><text:span text:style-name="T11"> </text:span><text:span text:style-name="T12">Grund</text:span><text:span text:style-name="T10"> </text:span><text:span text:style-name="T3">•</text:span><text:span text:style-name="T11"> </text:span><text:span text:style-name="T13">Gefängnis</text:span></text:p>
      <text:p text:style-name="P7"><text:span text:style-name="Outline_5f_very_5f_large"><text:span text:style-name="T9">GGGG</text:span></text:span></text:p>
      <text:p text:style-name="P8"><text:span text:style-name="Outline_5f_large"><text:span text:style-name="T6">GGGGGGGGGGGGG</text:span></text:span></text:p>
      <text:p text:style-name="P2"><text:span text:style-name="Outline"><text:span text:style-name="T9">GGGGGGGGGGGGGGGGGGGGGGGGGG</text:span></text:span></text:p>
      <text:p text:style-name="P3"><text:span text:style-name="Outline"><text:span text:style-name="T9">GGGGGGGGGGGGGGGGGGGGGGGGGG</text:span></text:span></text:p>
      <text:p text:style-name="P3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4"><text:span text:style-name="Outline"><text:span text:style-name="T9">GGGGGGGGGGGGGGGGGGGGGGGGGG</text:span></text:span></text:p>
      <text:p text:style-name="P1"><draw:line text:anchor-type="paragraph" draw:z-index="6" draw:style-name="gr6" draw:text-style-name="P15" svg:x1="0cm" svg:y1="0.319cm" svg:x2="17cm" svg:y2="0.319cm"><text:p/></draw:line><draw:line text:anchor-type="paragraph" draw:z-index="7" draw:style-name="gr6" draw:text-style-name="P15" svg:x1="0cm" svg:y1="0.72cm" svg:x2="17cm" svg:y2="0.72cm"><text:p/></draw:line><draw:line text:anchor-type="paragraph" draw:z-index="8" draw:style-name="gr6" draw:text-style-name="P15" svg:x1="0cm" svg:y1="0.921cm" svg:x2="17cm" svg:y2="0.921cm"><text:p/></draw:line><draw:line text:anchor-type="paragraph" draw:z-index="9" draw:style-name="gr6" draw:text-style-name="P15" svg:x1="0cm" svg:y1="0.52cm" svg:x2="17cm" svg:y2="0.52cm"><text:p/></draw:line><text:span text:style-name="Outline"><text:span text:style-name="T7">G</text:span></text:span></text:p>
      <text:p text:style-name="P1"><draw:line text:anchor-type="paragraph" draw:z-index="10" draw:style-name="gr6" draw:text-style-name="P15" svg:x1="0cm" svg:y1="0.319cm" svg:x2="17cm" svg:y2="0.319cm"><text:p/></draw:line><draw:line text:anchor-type="paragraph" draw:z-index="11" draw:style-name="gr6" draw:text-style-name="P15" svg:x1="0cm" svg:y1="0.921cm" svg:x2="17cm" svg:y2="0.921cm"><text:p/></draw:line><text:span text:style-name="Outline"><text:span text:style-name="T7">G</text:span></text:span></text:p>
      <text:p text:style-name="P5"/>
      <text:p text:style-name="P5"/>
      <text:p text:style-name="P5"/>
      <text:p text:style-name="P5"/>
      <text:p text:style-name="P12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7:50.200542561</dc:date>
    <dc:creator>Stephan Kreutzer</dc:creator>
    <meta:editing-duration>PT1H40M8S</meta:editing-duration>
    <meta:editing-cycles>4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607" meta:non-whitespace-character-count="578"/>
  </office:meta>
</office:document-meta>
</file>